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float" office:value="1135" calcext:value-type="float">
            <text:p>11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formula="of:=SUM([.A1:.C1])" office:value-type="float" office:value="1149" calcext:value-type="float">
            <text:p>1149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1428" calcext:value-type="float">
            <text:p>1428</text:p>
          </table:table-cell>
          <table:table-cell table:style-name="ce1" office:value-type="float" office:value="34" calcext:value-type="float">
            <text:p>34</text:p>
          </table:table-cell>
          <table:table-cell table:formula="of:=SUM([.A2:.C2])" office:value-type="float" office:value="1499" calcext:value-type="float">
            <text:p>1499</text:p>
          </table:table-cell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8" calcext:value-type="float">
            <text:p>718</text:p>
          </table:table-cell>
          <table:table-cell table:formula="of:=SUM([.A3:.C3])" office:value-type="float" office:value="915" calcext:value-type="float">
            <text:p>915</text:p>
          </table:table-cell>
        </table:table-row>
        <table:table-row table:style-name="ro1">
          <table:table-cell table:formula="of:=SUM([.A1:.A3])" office:value-type="float" office:value="1369" calcext:value-type="float">
            <text:p>1369</text:p>
          </table:table-cell>
          <table:table-cell table:formula="of:=SUM([.B1:.B3])" office:value-type="float" office:value="1428" calcext:value-type="float">
            <text:p>1428</text:p>
          </table:table-cell>
          <table:table-cell table:formula="of:=SUM([.C1:.C3])" office:value-type="float" office:value="766" calcext:value-type="float">
            <text:p>766</text:p>
          </table:table-cell>
          <table:table-cell table:formula="of:=SUM([.D1:.D3])" office:value-type="float" office:value="3563" calcext:value-type="float">
            <text:p>356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formula="of:=[.A1]/[.A$4]" office:value-type="float" office:value="0.829072315558802" calcext:value-type="float">
            <text:p>0.8290723156</text:p>
          </table:table-cell>
          <table:table-cell table:formula="of:=[.B1]/[.B$4]" office:value-type="float" office:value="0" calcext:value-type="float">
            <text:p>0</text:p>
          </table:table-cell>
          <table:table-cell table:formula="of:=[.C1]/[.C$4]" office:value-type="float" office:value="0.0182767624020888" calcext:value-type="float">
            <text:p>0.0182767624</text:p>
          </table:table-cell>
          <table:table-cell/>
        </table:table-row>
        <table:table-row table:style-name="ro1">
          <table:table-cell table:formula="of:=[.A2]/[.A$4]" office:value-type="float" office:value="0.027027027027027" calcext:value-type="float">
            <text:p>0.027027027</text:p>
          </table:table-cell>
          <table:table-cell table:formula="of:=[.B2]/[.B$4]" office:value-type="float" office:value="1" calcext:value-type="float">
            <text:p>1</text:p>
          </table:table-cell>
          <table:table-cell table:formula="of:=[.C2]/[.C$4]" office:value-type="float" office:value="0.0443864229765013" calcext:value-type="float">
            <text:p>0.044386423</text:p>
          </table:table-cell>
          <table:table-cell/>
        </table:table-row>
        <table:table-row table:style-name="ro1">
          <table:table-cell table:formula="of:=[.A3]/[.A$4]" office:value-type="float" office:value="0.143900657414171" calcext:value-type="float">
            <text:p>0.1439006574</text:p>
          </table:table-cell>
          <table:table-cell table:formula="of:=[.B3]/[.B$4]" office:value-type="float" office:value="0" calcext:value-type="float">
            <text:p>0</text:p>
          </table:table-cell>
          <table:table-cell table:formula="of:=[.C3]/[.C$4]" office:value-type="float" office:value="0.93733681462141" calcext:value-type="float">
            <text:p>0.937336814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formula="of:=[.A7]*100" office:value-type="float" office:value="82.9072315558802" calcext:value-type="float">
            <text:p>82.9072315559</text:p>
          </table:table-cell>
          <table:table-cell table:formula="of:=[.B7]*100" office:value-type="float" office:value="0" calcext:value-type="float">
            <text:p>0</text:p>
          </table:table-cell>
          <table:table-cell table:formula="of:=[.C7]*100" office:value-type="float" office:value="1.82767624020888" calcext:value-type="float">
            <text:p>1.8276762402</text:p>
          </table:table-cell>
          <table:table-cell/>
        </table:table-row>
        <table:table-row table:style-name="ro1">
          <table:table-cell table:formula="of:=[.A8]*100" office:value-type="float" office:value="2.7027027027027" calcext:value-type="float">
            <text:p>2.7027027027</text:p>
          </table:table-cell>
          <table:table-cell table:formula="of:=[.B8]*100" office:value-type="float" office:value="100" calcext:value-type="float">
            <text:p>100</text:p>
          </table:table-cell>
          <table:table-cell table:formula="of:=[.C8]*100" office:value-type="float" office:value="4.43864229765013" calcext:value-type="float">
            <text:p>4.4386422977</text:p>
          </table:table-cell>
          <table:table-cell/>
        </table:table-row>
        <table:table-row table:style-name="ro1">
          <table:table-cell table:formula="of:=[.A9]*100" office:value-type="float" office:value="14.3900657414171" calcext:value-type="float">
            <text:p>14.3900657414</text:p>
          </table:table-cell>
          <table:table-cell table:formula="of:=[.B9]*100" office:value-type="float" office:value="0" calcext:value-type="float">
            <text:p>0</text:p>
          </table:table-cell>
          <table:table-cell table:formula="of:=[.C9]*100" office:value-type="float" office:value="93.733681462141" calcext:value-type="float">
            <text:p>93.733681462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OA</text:p>
          </table:table-cell>
          <table:table-cell table:formula="of:=([.A11]*[.A1]+[.B2]*[.B12]+[.C13]*[.C3] )/ SUM([.A1];[.B2];[.C3])" office:value-type="float" office:value="92.7157851587142" calcext:value-type="float">
            <text:p>92.7157851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table:formula="of:=(([.A1]+[.B2]+[.C3])-([.A2]+[.A3]+[.B3]+[.B1]+[.C2]+[.C1]))/[.D4]" office:value-type="float" office:value="0.841706427168117" calcext:value-type="float">
            <text:p>0.841706427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4T17:32:22.626052988</meta:creation-date>
    <dc:date>2015-12-04T17:43:34.481302347</dc:date>
    <meta:editing-duration>P0D</meta:editing-duration>
    <meta:editing-cycles>1</meta:editing-cycles>
    <meta:document-statistic meta:table-count="1" meta:cell-count="38" meta:object-count="0"/>
    <meta:generator>LibreOffice/4.2.8.2$Linux_X86_64 LibreOffice_project/420m0$Build-2</meta:generator>
  </office:meta>
</office:document-meta>
</file>